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MOA </text:span>(maitre d'ouvrage)<text:tab/>-Finance et organise le projet. </text:p>
      <text:p text:style-name="Standard"><text:tab/><text:tab/><text:tab/><text:tab/>-Propriétaire des différents livrables.</text:p>
      <text:p text:style-name="Standard"><text:tab/><text:tab/><text:tab/><text:tab/>-Fixe les objectifs, les délais et l'enveloppe financière</text:p>
      <text:p text:style-name="Standard"><text:tab/><text:tab/><text:tab/><text:tab/>-Endosse la responsabilité de la qualité de l'ouvrage</text:p>
      <text:p text:style-name="Standard"/>
      <text:p text:style-name="Standard"><text:tab/><text:tab/><text:tab/><text:tab/></text:p>
      <text:p text:style-name="Standard"><text:span text:style-name="T4">MOE</text:span><text:span text:style-name="T1"> </text:span><text:span text:style-name="T2">(</text:span>maitrise d'oeuvre)<text:tab/>-Reçoit la mission de concevoir et réaliser un ouvrage</text:p>
      <text:p text:style-name="Standard"><text:tab/><text:tab/><text:tab/><text:tab/>-Interne/Externe</text:p>
      <text:p text:style-name="Standard"><text:tab/><text:tab/><text:tab/><text:tab/>-Obligation de résultat</text:p>
      <text:p text:style-name="Standard"/>
      <text:p text:style-name="Standard"/>
      <text:p text:style-name="Standard"><text:span text:style-name="T4">AMOA</text:span> (assitant d'ouvrage)<text:tab/></text:p>
      <text:p text:style-name="Standard"><text:tab/><text:tab/><text:tab/><text:tab/></text:p>
      <text:p text:style-name="P1"><text:span text:style-name="T3">Comité de pilotage</text:span><text:tab/><text:tab/><text:span text:style-name="T2">-Présidé par la maitrise d'ouvrage</text:span></text:p>
      <text:p text:style-name="P2"><text:tab/><text:tab/><text:tab/><text:tab/>-Composé des futurs bénificiare des livrables</text:p>
      <text:p text:style-name="P2"><text:tab/><text:tab/><text:tab/><text:tab/>-Espace de communication de la maitrise d'oeuvre</text:p>
      <text:p text:style-name="P2"><text:tab/><text:tab/><text:tab/><text:tab/>-Décision dans le cycle de réalisation du projet</text:p>
      <text:p text:style-name="P2"><text:tab/><text:tab/><text:tab/><text:tab/>-Régulièrement réuni pour proposer les orientations</text:p>
      <text:p text:style-name="P2"><text:tab/><text:tab/><text:tab/><text:tab/>-Valide les résultats de l'étude préalable</text:p>
      <text:p text:style-name="P2"><text:tab/><text:tab/><text:tab/><text:tab/>-Approuve le plan de travail en début de chaque projet</text:p>
      <text:p text:style-name="P2"><text:tab/><text:tab/><text:tab/><text:tab/>-Valide les choix majeurs techniques et de conception</text:p>
      <text:p text:style-name="P2"><text:tab/><text:tab/><text:tab/><text:tab/>-Valide le produit final aprés les tests et la recette</text:p>
      <text:p text:style-name="P2"><text:tab/><text:tab/><text:tab/><text:tab/></text:p>
      <text:p text:style-name="P1"><text:span text:style-name="T3">Equipe projet<text:tab/></text:span><text:tab/><text:span text:style-name="T2"><text:tab/>-Constituée par la maitrise d'ouvrage se compose de :</text:span></text:p>
      <text:p text:style-name="P2"><text:tab/><text:tab/><text:tab/><text:tab/><text:tab/><text:tab/><text:tab/><text:tab/><text:tab/>-chef de projet</text:p>
      <text:p text:style-name="P2"><text:tab/><text:tab/><text:tab/><text:tab/><text:tab/><text:tab/><text:tab/><text:tab/><text:tab/>-techniciens</text:p>
      <text:p text:style-name="P2"><text:tab/><text:tab/><text:tab/><text:tab/><text:tab/><text:tab/><text:tab/><text:tab/><text:tab/>-experts internes ou externes</text:p>
      <text:p text:style-name="P2"><text:tab/><text:tab/><text:tab/><text:tab/><text:tab/><text:tab/><text:tab/><text:tab/><text:tab/>-utilisateurs</text:p>
      <text:p text:style-name="P2"/>
      <text:p text:style-name="P1"><text:span text:style-name="T3">Chef de projet</text:span><text:tab/>mission<text:span text:style-name="T2"><text:tab/>-Anticiper<text:tab/><text:tab/></text:span>qualité<text:tab/><text:tab/><text:span text:style-name="T2">-Concepteur</text:span></text:p>
      <text:p text:style-name="P1"><text:span text:style-name="T2"><text:tab/><text:tab/><text:tab/><text:tab/><text:tab/>-Gérer<text:tab/><text:tab/><text:tab/><text:tab/><text:tab/></text:span><text:span text:style-name="T2">-Animateur</text:span></text:p>
      <text:p text:style-name="P1"><text:span text:style-name="T2"><text:tab/><text:tab/><text:tab/><text:tab/><text:tab/>-Manager<text:tab/><text:tab/><text:tab/><text:tab/></text:span><text:span text:style-name="T2">-Gestionnaire</text:span></text:p>
      <text:p text:style-name="P1"><text:span text:style-name="T2"><text:tab/><text:tab/><text:tab/><text:tab/><text:tab/>-Planifier<text:tab/><text:tab/><text:tab/><text:tab/></text:span><text:span text:style-name="T2">-Pédagogue</text:span></text:p>
      <text:p text:style-name="P1"><text:span text:style-name="T2"><text:tab/><text:tab/><text:tab/><text:tab/><text:tab/>-Estimer<text:tab/><text:tab/><text:tab/><text:tab/></text:span><text:span text:style-name="T2">-ouverture d'esprit et de</text:span></text:p>
      <text:p text:style-name="P2"><text:tab/><text:tab/><text:tab/><text:tab/><text:tab/><text:tab/><text:tab/><text:tab/><text:tab/><text:tab/> <text:s/>culture générale</text:p>
      <text:p text:style-name="P1"><text:span text:style-name="T2"><text:tab/><text:tab/><text:tab/></text:span>pathologies<text:span text:style-name="T2"><text:tab/>-délégation systèmatique</text:span></text:p>
      <text:p text:style-name="P2"><text:tab/><text:tab/><text:tab/><text:tab/><text:tab/>-manque de réalisme</text:p>
      <text:p text:style-name="P2"><text:tab/><text:tab/><text:tab/><text:tab/><text:tab/>-manque de rigueur</text:p>
      <text:p text:style-name="P2"><text:tab/><text:tab/><text:tab/><text:tab/><text:tab/>-cherche du détail</text:p>
      <text:p text:style-name="P2"><text:tab/><text:tab/><text:tab/><text:tab/><text:tab/>-remise en question perpetuelle</text:p>
      <text:p text:style-name="P2"><text:tab/><text:tab/><text:tab/><text:tab/><text:tab/>-recherche du plaisir intellectuel</text:p>
      <text:p text:style-name="P2"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L'oganisation du projet</text:p>
      <text:p text:style-name="P2"/>
      <text:p text:style-name="P2">Le système  est un ensemble d'éléments organisés et en interactions, complexe. C'est un ensemble borné qui poursuit des objectifs. Un système met en oeuvre des mécanismes de régulation.</text:p>
      <text:p text:style-name="P2"/>
      <text:p text:style-name="P2">Le découpage strucurel d'un projet peut se faire de deux manières :</text:p>
      <text:p text:style-name="P2"/>
      <text:p text:style-name="P2">Le P.B.S (Product Breakdown Structure)</text:p>
      <text:p text:style-name="P2">Le W.B.S (Work Breakdown Structure) – ajout des étapes de réalisation</text:p>
      <text:p text:style-name="P2"/>
      <text:p text:style-name="P2"/>
      <text:p text:style-name="P4">Methode Merise</text:p>
      <text:p text:style-name="P4"/>
      <text:p text:style-name="P1"><text:span text:style-name="T2"><text:tab/><text:tab/><text:tab/></text:span><text:span text:style-name="T5"><text:tab/><text:tab/><text:tab/>______</text:span></text:p>
      <text:p text:style-name="P5"><text:tab/><text:tab/><text:tab/>Etude préalabl<text:tab/>e <text:tab/><text:tab/>|</text:p>
      <text:p text:style-name="P5"><text:tab/><text:tab/><text:tab/>Etude détaillée<text:tab/><text:tab/>|------&gt; Maintenance<text:tab/></text:p>
      <text:p text:style-name="P5"><text:tab/><text:tab/><text:tab/>Réalisation/ Test<text:tab/><text:tab/>|</text:p>
      <text:p text:style-name="P5"><text:tab/><text:tab/><text:tab/>Deploiement<text:tab/><text:tab/>______|</text:p>
      <text:p text:style-name="P2"/>
      <text:p text:style-name="P1">Cadrage </text:p>
      <text:p text:style-name="P1"><text:span text:style-name="T2"><text:tab/>Qualification et fomalisation de la com</text:span><text:span text:style-name="T2">mande (nom du proj, prérimètre, acteurs,objectifs et <text:tab/><text:tab/><text:tab/><text:tab/><text:tab/><text:tab/><text:tab/> <text:s text:c="3"/>descriptions, </text:span><text:span text:style-name="T2">moyens, délais</text:span><text:span text:style-name="T2">)</text:span></text:p>
      <text:p text:style-name="P2"><text:tab/>Choix de la démarche</text:p>
      <text:p text:style-name="P2"><text:tab/>Organisation humaine</text:p>
      <text:p text:style-name="P2"><text:tab/>Lancement du projet<text:tab/></text:p>
      <text:p text:style-name="P2"/>
      <text:p text:style-name="P2"/>
      <text:p text:style-name="P1">Mise en oeuvre</text:p>
      <text:p text:style-name="P2"><text:tab/>Pilotage</text:p>
      <text:p text:style-name="P2"><text:tab/>Suivi opérationnel</text:p>
      <text:p text:style-name="P2"/>
      <text:p text:style-name="P1">Terminaison</text:p>
      <text:p text:style-name="P2"><text:tab/>Livraison</text:p>
      <text:p text:style-name="P2"><text:tab/>Bilan et capitalisation</text:p>
      <text:p text:style-name="P2"/>
      <text:p text:style-name="P2"/>
      <text:p text:style-name="P2"/>
      <text:p text:style-name="P2"/>
      <text:p text:style-name="P2"><text:tab/><text:tab/><text:tab/></text:p>
      <text:p text:style-name="P2">Le schéma directeur</text:p>
      <text:p text:style-name="P2"><text:tab/>les orientations sur le plan organisationnel et technique</text:p>
      <text:p text:style-name="P2"><text:tab/>les objectifs du développement de l'informatique et des plateformes de communication</text:p>
      <text:p text:style-name="P2"><text:tab/>les modalités de mise en oeuvre des projet</text:p>
      <text:p text:style-name="P2"><text:tab/>des mesures pour garentir la cohérence des infrastructures</text:p>
      <text:p text:style-name="P2"><text:tab/>précise les choix techniques </text:p>
      <text:p text:style-name="P2">L'etude préalable</text:p>
      <text:p text:style-name="P2"/>
      <text:p text:style-name="P2"><text:tab/>Etude de l'existant</text:p>
      <text:p text:style-name="P2"><text:tab/>Rapport diagnostic organisation</text:p>
      <text:p text:style-name="P2"><text:tab/><text:tab/><text:tab/><text:tab/>humain<text:tab/><text:tab/></text:p>
      <text:p text:style-name="P2"><text:tab/><text:tab/><text:tab/><text:tab/>techn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8T13:58:53</meta:creation-date>
    <dc:date>2012-10-04T14:18:23</dc:date>
    <meta:editing-duration>PT01H28M45S</meta:editing-duration>
    <meta:editing-cycles>7</meta:editing-cycles>
    <meta:generator>LibreOffice/3.5$Linux_x86 LibreOffice_project/350m1$Build-2</meta:generator>
    <dc:creator>Thomas </dc:creator>
    <meta:document-statistic meta:table-count="0" meta:image-count="0" meta:object-count="0" meta:page-count="2" meta:paragraph-count="72" meta:word-count="340" meta:character-count="2632" meta:non-whitespace-character-count="2109"/>
  </office:meta>
</office:document-meta>
</file>